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6" style:family="table-column">
      <style:table-column-properties fo:break-before="auto" style:column-width="22.8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27" style:family="table-column">
      <style:table-column-properties fo:break-before="auto" style:column-width="18.71mm"/>
    </style:style>
    <style:style style:name="co28" style:family="table-column">
      <style:table-column-properties fo:break-before="auto" style:column-width="16.58mm"/>
    </style:style>
    <style:style style:name="co29" style:family="table-column">
      <style:table-column-properties fo:break-before="auto" style:column-width="11.52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16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30" style:family="table-column">
      <style:table-column-properties fo:break-before="auto" style:column-width="13.97mm"/>
    </style:style>
    <style:style style:name="co31" style:family="table-column">
      <style:table-column-properties fo:break-before="auto" style:column-width="84.65mm"/>
    </style:style>
    <style:style style:name="co32" style:family="table-column">
      <style:table-column-properties fo:break-before="auto" style:column-width="27.27mm"/>
    </style:style>
    <style:style style:name="co33" style:family="table-column">
      <style:table-column-properties fo:break-before="auto" style:column-width="17.5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66ff00"/>
    </style:style>
  </office:automatic-styles>
  <office:body>
    <office:spreadsheet>
      <table:calculation-settings table:automatic-find-labels="false"/>
      <table:table table:name="params" table:style-name="ta3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]&amp;&quot;rps-Noise&quot;&amp;INT([.V2]/20.5048*100)&amp;&quot;pct-qsize&quot;&amp;[.W2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]&amp;&quot;rps-Noise&quot;&amp;INT([.V3]/20.5048*100)&amp;&quot;pct-qsize&quot;&amp;[.W3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]&amp;&quot;rps-Noise&quot;&amp;INT([.V4]/20.5048*100)&amp;&quot;pct-qsize&quot;&amp;[.W4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]&amp;&quot;rps-Noise&quot;&amp;INT([.V5]/20.5048*100)&amp;&quot;pct-qsize&quot;&amp;[.W5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]&amp;&quot;rps-Noise&quot;&amp;INT([.V6]/20.5048*100)&amp;&quot;pct-qsize&quot;&amp;[.W6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7]&amp;&quot;rps-Noise&quot;&amp;INT([.V7]/20.5048*100)&amp;&quot;pct-qsize&quot;&amp;[.W7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8]&amp;&quot;rps-Noise&quot;&amp;INT([.V8]/20.5048*100)&amp;&quot;pct-qsize&quot;&amp;[.W8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9]&amp;&quot;rps-Noise&quot;&amp;INT([.V9]/20.5048*100)&amp;&quot;pct-qsize&quot;&amp;[.W9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0]&amp;&quot;rps-Noise&quot;&amp;INT([.V10]/20.5048*100)&amp;&quot;pct-qsize&quot;&amp;[.W10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1]&amp;&quot;rps-Noise&quot;&amp;INT([.V11]/20.5048*100)&amp;&quot;pct-qsize&quot;&amp;[.W11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2]&amp;&quot;rps-Noise&quot;&amp;INT([.V12]/20.5048*100)&amp;&quot;pct-qsize&quot;&amp;[.W12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3]&amp;&quot;rps-Noise&quot;&amp;INT([.V13]/20.5048*100)&amp;&quot;pct-qsize&quot;&amp;[.W13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4]&amp;&quot;rps-Noise&quot;&amp;INT([.V14]/20.5048*100)&amp;&quot;pct-qsize&quot;&amp;[.W14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5]&amp;&quot;rps-Noise&quot;&amp;INT([.V15]/20.5048*100)&amp;&quot;pct-qsize&quot;&amp;[.W15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6]&amp;&quot;rps-Noise&quot;&amp;INT([.V16]/20.5048*100)&amp;&quot;pct-qsize&quot;&amp;[.W16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7]&amp;&quot;rps-Noise&quot;&amp;INT([.V17]/20.5048*100)&amp;&quot;pct-qsize&quot;&amp;[.W17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8]&amp;&quot;rps-Noise&quot;&amp;INT([.V18]/20.5048*100)&amp;&quot;pct-qsize&quot;&amp;[.W18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9]&amp;&quot;rps-Noise&quot;&amp;INT([.V19]/20.5048*100)&amp;&quot;pct-qsize&quot;&amp;[.W19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0]&amp;&quot;rps-Noise&quot;&amp;INT([.V20]/20.5048*100)&amp;&quot;pct-qsize&quot;&amp;[.W20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1]&amp;&quot;rps-Noise&quot;&amp;INT([.V21]/20.5048*100)&amp;&quot;pct-qsize&quot;&amp;[.W21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2]&amp;&quot;rps-Noise&quot;&amp;INT([.V22]/20.5048*100)&amp;&quot;pct-qsize&quot;&amp;[.W22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3]&amp;&quot;rps-Noise&quot;&amp;INT([.V23]/20.5048*100)&amp;&quot;pct-qsize&quot;&amp;[.W23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4]&amp;&quot;rps-Noise&quot;&amp;INT([.V24]/20.5048*100)&amp;&quot;pct-qsize&quot;&amp;[.W24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5]&amp;&quot;rps-Noise&quot;&amp;INT([.V25]/20.5048*100)&amp;&quot;pct-qsize&quot;&amp;[.W25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6]&amp;&quot;rps-Noise&quot;&amp;INT([.V26]/20.5048*100)&amp;&quot;pct-qsize&quot;&amp;[.W26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7]&amp;&quot;rps-Noise&quot;&amp;INT([.V27]/20.5048*100)&amp;&quot;pct-qsize&quot;&amp;[.W27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8]&amp;&quot;rps-Noise&quot;&amp;INT([.V28]/20.5048*100)&amp;&quot;pct-qsize&quot;&amp;[.W28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9]&amp;&quot;rps-Noise&quot;&amp;INT([.V29]/20.5048*100)&amp;&quot;pct-qsize&quot;&amp;[.W29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0]&amp;&quot;rps-Noise&quot;&amp;INT([.V30]/20.5048*100)&amp;&quot;pct-qsize&quot;&amp;[.W30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1]&amp;&quot;rps-Noise&quot;&amp;INT([.V31]/20.5048*100)&amp;&quot;pct-qsize&quot;&amp;[.W31]&amp;&quot;-0p00125turnP&quot;" office:value-type="string" office:string-value="RepAtt-10rps-Noise25pct-qsize40-0p00125turnP" calcext:value-type="string">
            <text:p>RepAtt-10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2]&amp;&quot;rps-Noise&quot;&amp;INT([.V32]/20.5048*100)&amp;&quot;pct-qsize&quot;&amp;[.W32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3]&amp;&quot;rps-Noise&quot;&amp;INT([.V33]/20.5048*100)&amp;&quot;pct-qsize&quot;&amp;[.W33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4]&amp;&quot;rps-Noise&quot;&amp;INT([.V34]/20.5048*100)&amp;&quot;pct-qsize&quot;&amp;[.W34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5]&amp;&quot;rps-Noise&quot;&amp;INT([.V35]/20.5048*100)&amp;&quot;pct-qsize&quot;&amp;[.W35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6]&amp;&quot;rps-Noise&quot;&amp;INT([.V36]/20.5048*100)&amp;&quot;pct-qsize&quot;&amp;[.W36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7]&amp;&quot;rps-Noise&quot;&amp;INT([.V37]/20.5048*100)&amp;&quot;pct-qsize&quot;&amp;[.W37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8]&amp;&quot;rps-Noise&quot;&amp;INT([.V38]/20.5048*100)&amp;&quot;pct-qsize&quot;&amp;[.W38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9]&amp;&quot;rps-Noise&quot;&amp;INT([.V39]/20.5048*100)&amp;&quot;pct-qsize&quot;&amp;[.W39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0]&amp;&quot;rps-Noise&quot;&amp;INT([.V40]/20.5048*100)&amp;&quot;pct-qsize&quot;&amp;[.W40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1]&amp;&quot;rps-Noise&quot;&amp;INT([.V41]/20.5048*100)&amp;&quot;pct-qsize&quot;&amp;[.W41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2]&amp;&quot;rps-Noise&quot;&amp;INT([.V42]/20.5048*100)&amp;&quot;pct-qsize&quot;&amp;[.W42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3]&amp;&quot;rps-Noise&quot;&amp;INT([.V43]/20.5048*100)&amp;&quot;pct-qsize&quot;&amp;[.W43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4]&amp;&quot;rps-Noise&quot;&amp;INT([.V44]/20.5048*100)&amp;&quot;pct-qsize&quot;&amp;[.W44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5]&amp;&quot;rps-Noise&quot;&amp;INT([.V45]/20.5048*100)&amp;&quot;pct-qsize&quot;&amp;[.W45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6]&amp;&quot;rps-Noise&quot;&amp;INT([.V46]/20.5048*100)&amp;&quot;pct-qsize&quot;&amp;[.W46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7]&amp;&quot;rps-Noise&quot;&amp;INT([.V47]/20.5048*100)&amp;&quot;pct-qsize&quot;&amp;[.W47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8]&amp;&quot;rps-Noise&quot;&amp;INT([.V48]/20.5048*100)&amp;&quot;pct-qsize&quot;&amp;[.W48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9]&amp;&quot;rps-Noise&quot;&amp;INT([.V49]/20.5048*100)&amp;&quot;pct-qsize&quot;&amp;[.W49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0]&amp;&quot;rps-Noise&quot;&amp;INT([.V50]/20.5048*100)&amp;&quot;pct-qsize&quot;&amp;[.W50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1]&amp;&quot;rps-Noise&quot;&amp;INT([.V51]/20.5048*100)&amp;&quot;pct-qsize&quot;&amp;[.W51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2]&amp;&quot;rps-Noise&quot;&amp;INT([.V52]/20.5048*100)&amp;&quot;pct-qsize&quot;&amp;[.W52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3]&amp;&quot;rps-Noise&quot;&amp;INT([.V53]/20.5048*100)&amp;&quot;pct-qsize&quot;&amp;[.W53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4]&amp;&quot;rps-Noise&quot;&amp;INT([.V54]/20.5048*100)&amp;&quot;pct-qsize&quot;&amp;[.W54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5]&amp;&quot;rps-Noise&quot;&amp;INT([.V55]/20.5048*100)&amp;&quot;pct-qsize&quot;&amp;[.W55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6]&amp;&quot;rps-Noise&quot;&amp;INT([.V56]/20.5048*100)&amp;&quot;pct-qsize&quot;&amp;[.W56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7]&amp;&quot;rps-Noise&quot;&amp;INT([.V57]/20.5048*100)&amp;&quot;pct-qsize&quot;&amp;[.W57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8]&amp;&quot;rps-Noise&quot;&amp;INT([.V58]/20.5048*100)&amp;&quot;pct-qsize&quot;&amp;[.W58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9]&amp;&quot;rps-Noise&quot;&amp;INT([.V59]/20.5048*100)&amp;&quot;pct-qsize&quot;&amp;[.W59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0]&amp;&quot;rps-Noise&quot;&amp;INT([.V60]/20.5048*100)&amp;&quot;pct-qsize&quot;&amp;[.W60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1]&amp;&quot;rps-Noise&quot;&amp;INT([.V61]/20.5048*100)&amp;&quot;pct-qsize&quot;&amp;[.W61]&amp;&quot;-0p00125turnP&quot;" office:value-type="string" office:string-value="RepAtt-5rps-Noise25pct-qsize40-0p00125turnP" calcext:value-type="string">
            <text:p>RepAtt-5rps-Noise25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linear" table:style-name="ta2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eless" table:style-name="ta2">
        <office:forms form:automatic-focus="false" form:apply-design-mode="false"/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11:38:15.057299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1:50:00.889018873</dc:date>
    <meta:editing-duration>PT3H51M50S</meta:editing-duration>
    <meta:editing-cycles>44</meta:editing-cycles>
    <meta:generator>LibreOffice/5.1.6.2$Linux_X86_64 LibreOffice_project/10m0$Build-2</meta:generator>
    <meta:document-statistic meta:table-count="4" meta:cell-count="13205" meta:object-count="0"/>
  </office:meta>
</office:document-meta>
</file>